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750x5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rallel Time</text:p>
          </table:table-cell>
          <table:table-cell office:value-type="string" calcext:value-type="string">
            <text:p>Max Worker</text:p>
          </table:table-cell>
          <table:table-cell office:value-type="string" calcext:value-type="string">
            <text:p>Min Worker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Scatter overHe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5.371" calcext:value-type="float">
            <text:p>475,371</text:p>
          </table:table-cell>
          <table:table-cell table:number-columns-repeated="2" office:value-type="float" office:value="473.565" calcext:value-type="float">
            <text:p>473,565</text:p>
          </table:table-cell>
          <table:table-cell office:value-type="float" office:value="1.806" calcext:value-type="float">
            <text:p>1,806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4.77975" calcext:value-type="float">
            <text:p>244,77975</text:p>
          </table:table-cell>
          <table:table-cell office:value-type="float" office:value="241.88875" calcext:value-type="float">
            <text:p>241,88875</text:p>
          </table:table-cell>
          <table:table-cell office:value-type="float" office:value="240.59925" calcext:value-type="float">
            <text:p>240,59925</text:p>
          </table:table-cell>
          <table:table-cell office:value-type="float" office:value="2.891" calcext:value-type="float">
            <text:p>2,891</text:p>
          </table:table-cell>
          <table:table-cell office:value-type="float" office:value="0.00875" calcext:value-type="float">
            <text:p>0,008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1.06875" calcext:value-type="float">
            <text:p>141,06875</text:p>
          </table:table-cell>
          <table:table-cell office:value-type="float" office:value="137.89475" calcext:value-type="float">
            <text:p>137,89475</text:p>
          </table:table-cell>
          <table:table-cell office:value-type="float" office:value="104.5115" calcext:value-type="float">
            <text:p>104,5115</text:p>
          </table:table-cell>
          <table:table-cell office:value-type="float" office:value="3.174" calcext:value-type="float">
            <text:p>3,174</text:p>
          </table:table-cell>
          <table:table-cell office:value-type="float" office:value="0.0095" calcext:value-type="float">
            <text:p>0,00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.8875" calcext:value-type="float">
            <text:p>99,8875</text:p>
          </table:table-cell>
          <table:table-cell office:value-type="float" office:value="74.42" calcext:value-type="float">
            <text:p>74,42</text:p>
          </table:table-cell>
          <table:table-cell office:value-type="float" office:value="46.231" calcext:value-type="float">
            <text:p>46,231</text:p>
          </table:table-cell>
          <table:table-cell office:value-type="float" office:value="25.4675" calcext:value-type="float">
            <text:p>25,4675</text:p>
          </table:table-cell>
          <table:table-cell office:value-type="float" office:value="0.0105" calcext:value-type="float">
            <text:p>0,01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1.95775" calcext:value-type="float">
            <text:p>111,95775</text:p>
          </table:table-cell>
          <table:table-cell office:value-type="float" office:value="60.538" calcext:value-type="float">
            <text:p>60,538</text:p>
          </table:table-cell>
          <table:table-cell office:value-type="float" office:value="33.074" calcext:value-type="float">
            <text:p>33,074</text:p>
          </table:table-cell>
          <table:table-cell office:value-type="float" office:value="51.41975" calcext:value-type="float">
            <text:p>51,41975</text:p>
          </table:table-cell>
          <table:table-cell office:value-type="float" office:value="0.01175" calcext:value-type="float">
            <text:p>0,011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.3215" calcext:value-type="float">
            <text:p>128,3215</text:p>
          </table:table-cell>
          <table:table-cell office:value-type="float" office:value="62.67475" calcext:value-type="float">
            <text:p>62,67475</text:p>
          </table:table-cell>
          <table:table-cell office:value-type="float" office:value="34.602" calcext:value-type="float">
            <text:p>34,602</text:p>
          </table:table-cell>
          <table:table-cell office:value-type="float" office:value="65.64675" calcext:value-type="float">
            <text:p>65,64675</text:p>
          </table:table-cell>
          <table:table-cell office:value-type="float" office:value="0.015" calcext:value-type="float">
            <text:p>0,0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2.50675" calcext:value-type="float">
            <text:p>182,50675</text:p>
          </table:table-cell>
          <table:table-cell office:value-type="float" office:value="85.88525" calcext:value-type="float">
            <text:p>85,88525</text:p>
          </table:table-cell>
          <table:table-cell office:value-type="float" office:value="54.21275" calcext:value-type="float">
            <text:p>54,21275</text:p>
          </table:table-cell>
          <table:table-cell office:value-type="float" office:value="96.6215" calcext:value-type="float">
            <text:p>96,6215</text:p>
          </table:table-cell>
          <table:table-cell office:value-type="float" office:value="0.02025" calcext:value-type="float">
            <text:p>0,020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0.813" calcext:value-type="float">
            <text:p>260,813</text:p>
          </table:table-cell>
          <table:table-cell office:value-type="float" office:value="164.282" calcext:value-type="float">
            <text:p>164,282</text:p>
          </table:table-cell>
          <table:table-cell office:value-type="float" office:value="102.845" calcext:value-type="float">
            <text:p>102,845</text:p>
          </table:table-cell>
          <table:table-cell office:value-type="float" office:value="96.531" calcext:value-type="float">
            <text:p>96,531</text:p>
          </table:table-cell>
          <table:table-cell office:value-type="float" office:value="0.031" calcext:value-type="float">
            <text:p>0,031</text:p>
          </table:table-cell>
        </table:table-row>
        <table:table-row table:style-name="ro1">
          <table:table-cell office:value-type="string" calcext:value-type="string">
            <text:p>1086x724</text:p>
          </table:table-cell>
          <table:table-cell office:value-type="string" calcext:value-type="string">
            <text:p>Parallel Time</text:p>
          </table:table-cell>
          <table:table-cell office:value-type="string" calcext:value-type="string">
            <text:p>Max Worker</text:p>
          </table:table-cell>
          <table:table-cell office:value-type="string" calcext:value-type="string">
            <text:p>Min Worker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Scatter overHe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5.868" calcext:value-type="float">
            <text:p>1015,868</text:p>
          </table:table-cell>
          <table:table-cell table:number-columns-repeated="2" office:value-type="float" office:value="1013.678" calcext:value-type="float">
            <text:p>1013,678</text:p>
          </table:table-cell>
          <table:table-cell office:value-type="float" office:value="2.19" calcext:value-type="float">
            <text:p>2,19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5.42575" calcext:value-type="float">
            <text:p>515,42575</text:p>
          </table:table-cell>
          <table:table-cell office:value-type="float" office:value="512.0175" calcext:value-type="float">
            <text:p>512,0175</text:p>
          </table:table-cell>
          <table:table-cell office:value-type="float" office:value="490.163" calcext:value-type="float">
            <text:p>490,163</text:p>
          </table:table-cell>
          <table:table-cell office:value-type="float" office:value="3.40825" calcext:value-type="float">
            <text:p>3,40825</text:p>
          </table:table-cell>
          <table:table-cell office:value-type="float" office:value="0.00875" calcext:value-type="float">
            <text:p>0,008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3.4915" calcext:value-type="float">
            <text:p>293,4915</text:p>
          </table:table-cell>
          <table:table-cell office:value-type="float" office:value="289.816" calcext:value-type="float">
            <text:p>289,816</text:p>
          </table:table-cell>
          <table:table-cell office:value-type="float" office:value="215.831" calcext:value-type="float">
            <text:p>215,831</text:p>
          </table:table-cell>
          <table:table-cell office:value-type="float" office:value="3.6755" calcext:value-type="float">
            <text:p>3,6755</text:p>
          </table:table-cell>
          <table:table-cell office:value-type="float" office:value="0.00975" calcext:value-type="float">
            <text:p>0,009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4.06275" calcext:value-type="float">
            <text:p>174,06275</text:p>
          </table:table-cell>
          <table:table-cell office:value-type="float" office:value="149.2545" calcext:value-type="float">
            <text:p>149,2545</text:p>
          </table:table-cell>
          <table:table-cell office:value-type="float" office:value="90.7245" calcext:value-type="float">
            <text:p>90,7245</text:p>
          </table:table-cell>
          <table:table-cell office:value-type="float" office:value="24.80825" calcext:value-type="float">
            <text:p>24,80825</text:p>
          </table:table-cell>
          <table:table-cell office:value-type="float" office:value="0.01025" calcext:value-type="float">
            <text:p>0,010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5.14225" calcext:value-type="float">
            <text:p>185,14225</text:p>
          </table:table-cell>
          <table:table-cell office:value-type="float" office:value="100.374" calcext:value-type="float">
            <text:p>100,374</text:p>
          </table:table-cell>
          <table:table-cell office:value-type="float" office:value="59.44125" calcext:value-type="float">
            <text:p>59,44125</text:p>
          </table:table-cell>
          <table:table-cell office:value-type="float" office:value="84.76825" calcext:value-type="float">
            <text:p>84,76825</text:p>
          </table:table-cell>
          <table:table-cell office:value-type="float" office:value="0.01275" calcext:value-type="float">
            <text:p>0,012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7.43525" calcext:value-type="float">
            <text:p>217,43525</text:p>
          </table:table-cell>
          <table:table-cell office:value-type="float" office:value="99.154" calcext:value-type="float">
            <text:p>99,154</text:p>
          </table:table-cell>
          <table:table-cell office:value-type="float" office:value="52.804" calcext:value-type="float">
            <text:p>52,804</text:p>
          </table:table-cell>
          <table:table-cell office:value-type="float" office:value="118.28125" calcext:value-type="float">
            <text:p>118,28125</text:p>
          </table:table-cell>
          <table:table-cell office:value-type="float" office:value="0.01975" calcext:value-type="float">
            <text:p>0,019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2.381" calcext:value-type="float">
            <text:p>242,381</text:p>
          </table:table-cell>
          <table:table-cell office:value-type="float" office:value="103.7905" calcext:value-type="float">
            <text:p>103,7905</text:p>
          </table:table-cell>
          <table:table-cell office:value-type="float" office:value="52.9815" calcext:value-type="float">
            <text:p>52,9815</text:p>
          </table:table-cell>
          <table:table-cell office:value-type="float" office:value="138.5905" calcext:value-type="float">
            <text:p>138,5905</text:p>
          </table:table-cell>
          <table:table-cell office:value-type="float" office:value="0.02125" calcext:value-type="float">
            <text:p>0,021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2.98525" calcext:value-type="float">
            <text:p>352,98525</text:p>
          </table:table-cell>
          <table:table-cell office:value-type="float" office:value="179.6285" calcext:value-type="float">
            <text:p>179,6285</text:p>
          </table:table-cell>
          <table:table-cell office:value-type="float" office:value="118.272" calcext:value-type="float">
            <text:p>118,272</text:p>
          </table:table-cell>
          <table:table-cell office:value-type="float" office:value="173.35675" calcext:value-type="float">
            <text:p>173,35675</text:p>
          </table:table-cell>
          <table:table-cell office:value-type="float" office:value="0.0315" calcext:value-type="float">
            <text:p>0,0315</text:p>
          </table:table-cell>
        </table:table-row>
        <table:table-row table:style-name="ro1">
          <table:table-cell office:value-type="string" calcext:value-type="string">
            <text:p>4000x3000</text:p>
          </table:table-cell>
          <table:table-cell office:value-type="string" calcext:value-type="string">
            <text:p>Parallel Time</text:p>
          </table:table-cell>
          <table:table-cell office:value-type="string" calcext:value-type="string">
            <text:p>Max Worker</text:p>
          </table:table-cell>
          <table:table-cell office:value-type="string" calcext:value-type="string">
            <text:p>Min Worker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Scatter overHe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50.098" calcext:value-type="float">
            <text:p>17650,098</text:p>
          </table:table-cell>
          <table:table-cell table:number-columns-repeated="2" office:value-type="float" office:value="17647.579" calcext:value-type="float">
            <text:p>17647,579</text:p>
          </table:table-cell>
          <table:table-cell office:value-type="float" office:value="2.519" calcext:value-type="float">
            <text:p>2,519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97.316" calcext:value-type="float">
            <text:p>7297,316</text:p>
          </table:table-cell>
          <table:table-cell office:value-type="float" office:value="7293.4145" calcext:value-type="float">
            <text:p>7293,4145</text:p>
          </table:table-cell>
          <table:table-cell office:value-type="float" office:value="7221.23225" calcext:value-type="float">
            <text:p>7221,23225</text:p>
          </table:table-cell>
          <table:table-cell office:value-type="float" office:value="3.9015" calcext:value-type="float">
            <text:p>3,9015</text:p>
          </table:table-cell>
          <table:table-cell office:value-type="float" office:value="0.0155" calcext:value-type="float">
            <text:p>0,01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70.8215" calcext:value-type="float">
            <text:p>4070,8215</text:p>
          </table:table-cell>
          <table:table-cell office:value-type="float" office:value="4066.1495" calcext:value-type="float">
            <text:p>4066,1495</text:p>
          </table:table-cell>
          <table:table-cell office:value-type="float" office:value="3248.4275" calcext:value-type="float">
            <text:p>3248,4275</text:p>
          </table:table-cell>
          <table:table-cell office:value-type="float" office:value="4.672" calcext:value-type="float">
            <text:p>4,672</text:p>
          </table:table-cell>
          <table:table-cell office:value-type="float" office:value="0.00975" calcext:value-type="float">
            <text:p>0,009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43.5085" calcext:value-type="float">
            <text:p>2043,5085</text:p>
          </table:table-cell>
          <table:table-cell office:value-type="float" office:value="2038.887" calcext:value-type="float">
            <text:p>2038,887</text:p>
          </table:table-cell>
          <table:table-cell office:value-type="float" office:value="1323.41525" calcext:value-type="float">
            <text:p>1323,41525</text:p>
          </table:table-cell>
          <table:table-cell office:value-type="float" office:value="4.6215" calcext:value-type="float">
            <text:p>4,6215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66.0685" calcext:value-type="float">
            <text:p>1066,0685</text:p>
          </table:table-cell>
          <table:table-cell office:value-type="float" office:value="1059.5695" calcext:value-type="float">
            <text:p>1059,5695</text:p>
          </table:table-cell>
          <table:table-cell office:value-type="float" office:value="650.90225" calcext:value-type="float">
            <text:p>650,90225</text:p>
          </table:table-cell>
          <table:table-cell office:value-type="float" office:value="6.499" calcext:value-type="float">
            <text:p>6,499</text:p>
          </table:table-cell>
          <table:table-cell office:value-type="float" office:value="0.0115" calcext:value-type="float">
            <text:p>0,01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89.75125" calcext:value-type="float">
            <text:p>589,75125</text:p>
          </table:table-cell>
          <table:table-cell office:value-type="float" office:value="581.30925" calcext:value-type="float">
            <text:p>581,30925</text:p>
          </table:table-cell>
          <table:table-cell office:value-type="float" office:value="333.0035" calcext:value-type="float">
            <text:p>333,0035</text:p>
          </table:table-cell>
          <table:table-cell office:value-type="float" office:value="8.442" calcext:value-type="float">
            <text:p>8,442</text:p>
          </table:table-cell>
          <table:table-cell office:value-type="float" office:value="0.016" calcext:value-type="float">
            <text:p>0,0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38.57125" calcext:value-type="float">
            <text:p>438,57125</text:p>
          </table:table-cell>
          <table:table-cell office:value-type="float" office:value="428.5415" calcext:value-type="float">
            <text:p>428,5415</text:p>
          </table:table-cell>
          <table:table-cell office:value-type="float" office:value="201.46975" calcext:value-type="float">
            <text:p>201,46975</text:p>
          </table:table-cell>
          <table:table-cell office:value-type="float" office:value="10.02975" calcext:value-type="float">
            <text:p>10,02975</text:p>
          </table:table-cell>
          <table:table-cell office:value-type="float" office:value="0.021" calcext:value-type="float">
            <text:p>0,0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3.617" calcext:value-type="float">
            <text:p>483,617</text:p>
          </table:table-cell>
          <table:table-cell office:value-type="float" office:value="441.23775" calcext:value-type="float">
            <text:p>441,23775</text:p>
          </table:table-cell>
          <table:table-cell office:value-type="float" office:value="159.6075" calcext:value-type="float">
            <text:p>159,6075</text:p>
          </table:table-cell>
          <table:table-cell office:value-type="float" office:value="42.37925" calcext:value-type="float">
            <text:p>42,37925</text:p>
          </table:table-cell>
          <table:table-cell office:value-type="float" office:value="0.032" calcext:value-type="float">
            <text:p>0,032</text:p>
          </table:table-cell>
        </table:table-row>
        <table:table-row table:style-name="ro1">
          <table:table-cell office:value-type="string" calcext:value-type="string">
            <text:p>7744x5184</text:p>
          </table:table-cell>
          <table:table-cell office:value-type="string" calcext:value-type="string">
            <text:p>Parallel Time</text:p>
          </table:table-cell>
          <table:table-cell office:value-type="string" calcext:value-type="string">
            <text:p>Max Worker</text:p>
          </table:table-cell>
          <table:table-cell office:value-type="string" calcext:value-type="string">
            <text:p>Min Worker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Scatter overHe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402.564" calcext:value-type="float">
            <text:p>48402,564</text:p>
          </table:table-cell>
          <table:table-cell table:number-columns-repeated="2" office:value-type="float" office:value="48398.278" calcext:value-type="float">
            <text:p>48398,278</text:p>
          </table:table-cell>
          <table:table-cell office:value-type="float" office:value="4.286" calcext:value-type="float">
            <text:p>4,286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362.19225" calcext:value-type="float">
            <text:p>23362,19225</text:p>
          </table:table-cell>
          <table:table-cell office:value-type="float" office:value="23356.93725" calcext:value-type="float">
            <text:p>23356,93725</text:p>
          </table:table-cell>
          <table:table-cell office:value-type="float" office:value="23269.2655" calcext:value-type="float">
            <text:p>23269,2655</text:p>
          </table:table-cell>
          <table:table-cell office:value-type="float" office:value="5.255" calcext:value-type="float">
            <text:p>5,255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309.4425" calcext:value-type="float">
            <text:p>13309,4425</text:p>
          </table:table-cell>
          <table:table-cell office:value-type="float" office:value="13303.99025" calcext:value-type="float">
            <text:p>13303,99025</text:p>
          </table:table-cell>
          <table:table-cell office:value-type="float" office:value="10494.96125" calcext:value-type="float">
            <text:p>10494,96125</text:p>
          </table:table-cell>
          <table:table-cell office:value-type="float" office:value="5.45225" calcext:value-type="float">
            <text:p>5,45225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74.9455" calcext:value-type="float">
            <text:p>6774,9455</text:p>
          </table:table-cell>
          <table:table-cell office:value-type="float" office:value="6754.8755" calcext:value-type="float">
            <text:p>6754,8755</text:p>
          </table:table-cell>
          <table:table-cell office:value-type="float" office:value="4424.35325" calcext:value-type="float">
            <text:p>4424,35325</text:p>
          </table:table-cell>
          <table:table-cell office:value-type="float" office:value="20.07" calcext:value-type="float">
            <text:p>20,07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20.343" calcext:value-type="float">
            <text:p>3420,343</text:p>
          </table:table-cell>
          <table:table-cell office:value-type="float" office:value="3412.8425" calcext:value-type="float">
            <text:p>3412,8425</text:p>
          </table:table-cell>
          <table:table-cell office:value-type="float" office:value="2200.966" calcext:value-type="float">
            <text:p>2200,966</text:p>
          </table:table-cell>
          <table:table-cell office:value-type="float" office:value="7.5005" calcext:value-type="float">
            <text:p>7,5005</text:p>
          </table:table-cell>
          <table:table-cell office:value-type="float" office:value="0.01175" calcext:value-type="float">
            <text:p>0,011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01.18625" calcext:value-type="float">
            <text:p>2101,18625</text:p>
          </table:table-cell>
          <table:table-cell office:value-type="float" office:value="2093.00125" calcext:value-type="float">
            <text:p>2093,00125</text:p>
          </table:table-cell>
          <table:table-cell office:value-type="float" office:value="1104.4015" calcext:value-type="float">
            <text:p>1104,4015</text:p>
          </table:table-cell>
          <table:table-cell office:value-type="float" office:value="8.185" calcext:value-type="float">
            <text:p>8,185</text:p>
          </table:table-cell>
          <table:table-cell office:value-type="float" office:value="0.01475" calcext:value-type="float">
            <text:p>0,014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94.3245" calcext:value-type="float">
            <text:p>1294,3245</text:p>
          </table:table-cell>
          <table:table-cell office:value-type="float" office:value="1286.28275" calcext:value-type="float">
            <text:p>1286,28275</text:p>
          </table:table-cell>
          <table:table-cell office:value-type="float" office:value="574.28625" calcext:value-type="float">
            <text:p>574,28625</text:p>
          </table:table-cell>
          <table:table-cell office:value-type="float" office:value="8.04175" calcext:value-type="float">
            <text:p>8,04175</text:p>
          </table:table-cell>
          <table:table-cell office:value-type="float" office:value="0.02825" calcext:value-type="float">
            <text:p>0,028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88.5075" calcext:value-type="float">
            <text:p>1088,5075</text:p>
          </table:table-cell>
          <table:table-cell office:value-type="float" office:value="1068.0485" calcext:value-type="float">
            <text:p>1068,0485</text:p>
          </table:table-cell>
          <table:table-cell office:value-type="float" office:value="486.82225" calcext:value-type="float">
            <text:p>486,82225</text:p>
          </table:table-cell>
          <table:table-cell office:value-type="float" office:value="20.459" calcext:value-type="float">
            <text:p>20,459</text:p>
          </table:table-cell>
          <table:table-cell office:value-type="float" office:value="0.03125" calcext:value-type="float">
            <text:p>0,03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7">00/00/0000</text:date>, <text:time style:data-style-name="N2" text:time-value="19:49:25.233552616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6:58:28.706035586</meta:creation-date>
    <dc:date>2018-07-17T00:19:47.816351901</dc:date>
    <meta:editing-duration>PT22M57S</meta:editing-duration>
    <meta:editing-cycles>3</meta:editing-cycles>
    <meta:generator>LibreOffice/5.4.6.2$Linux_X86_64 LibreOffice_project/40m0$Build-2</meta:generator>
    <meta:document-statistic meta:table-count="1" meta:cell-count="216" meta:object-count="0"/>
  </office:meta>
</office:document-meta>
</file>